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081cm"/>
    </style:style>
    <style:style style:name="co3" style:family="table-column">
      <style:table-column-properties fo:break-before="auto" style:column-width="3.087cm"/>
    </style:style>
    <style:style style:name="co4" style:family="table-column">
      <style:table-column-properties fo:break-before="auto" style:column-width="4.336cm"/>
    </style:style>
    <style:style style:name="co5" style:family="table-column">
      <style:table-column-properties fo:break-before="auto" style:column-width="4.411cm"/>
    </style:style>
    <style:style style:name="co6" style:family="table-column">
      <style:table-column-properties fo:break-before="auto" style:column-width="4.008cm"/>
    </style:style>
    <style:style style:name="co7" style:family="table-column">
      <style:table-column-properties fo:break-before="auto" style:column-width="11.758cm"/>
    </style:style>
    <style:style style:name="co9" style:family="table-column">
      <style:table-column-properties fo:break-before="auto" style:column-width="2.619cm"/>
    </style:style>
    <style:style style:name="co10" style:family="table-column">
      <style:table-column-properties fo:break-before="page" style:column-width="2.267cm"/>
    </style:style>
    <style:style style:name="co11" style:family="table-column">
      <style:table-column-properties fo:break-before="auto" style:column-width="3.422cm"/>
    </style:style>
    <style:style style:name="ro5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05cm" fo:break-before="auto" style:use-optimal-row-height="true"/>
    </style:style>
    <style:style style:name="ro3" style:family="table-row">
      <style:table-row-properties style:row-height="3.48cm" fo:break-before="auto" style:use-optimal-row-height="false"/>
    </style:style>
    <style:style style:name="ro4" style:family="table-row">
      <style:table-row-properties style:row-height="3.627cm" fo:break-before="auto" style:use-optimal-row-height="false"/>
    </style:style>
    <style:style style:name="ro6" style:family="table-row">
      <style:table-row-properties style:row-height="5.059cm" fo:break-before="auto" style:use-optimal-row-height="false"/>
    </style:style>
    <style:style style:name="ro7" style:family="table-row">
      <style:table-row-properties style:row-height="4.299cm" fo:break-before="auto" style:use-optimal-row-height="false"/>
    </style:style>
    <style:style style:name="ro8" style:family="table-row">
      <style:table-row-properties style:row-height="3.773cm" fo:break-before="auto" style:use-optimal-row-height="false"/>
    </style:style>
    <style:style style:name="ro9" style:family="table-row">
      <style:table-row-properties style:row-height="4.124cm" fo:break-before="auto" style:use-optimal-row-height="false"/>
    </style:style>
    <style:style style:name="ro10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font-size="12pt" style:font-size-asian="12pt" style:font-size-complex="12pt"/>
    </style:style>
    <style:style style:name="ce3" style:family="table-cell" style:parent-style-name="Default">
      <style:table-cell-properties fo:wrap-option="wrap" style:vertical-align="middle"/>
      <style:text-properties fo:color="#000000" style:font-name="Segoe UI" fo:font-size="12pt" fo:language="zxx" fo:country="none" style:font-name-asian="Segoe UI" style:font-size-asian="12pt" style:language-asian="zxx" style:country-asian="none" style:font-name-complex="Segoe UI" style:font-size-complex="12pt" style:language-complex="zxx" style:country-complex="none"/>
    </style:style>
    <style:style style:name="ce4" style:family="table-cell" style:parent-style-name="Default">
      <style:table-cell-properties fo:wrap-option="wrap" style:vertical-align="middle"/>
      <style:text-properties fo:color="#009900" fo:font-size="12pt" style:font-size-asian="12pt" style:font-size-complex="12pt"/>
    </style:style>
    <style:style style:name="ce5" style:family="table-cell" style:parent-style-name="Default">
      <style:table-cell-properties fo:wrap-option="wrap" style:vertical-align="middle"/>
      <style:text-properties fo:color="#ff0000" fo:font-size="12pt" style:font-size-asian="12pt" style:font-size-complex="12pt"/>
    </style:style>
  </office:automatic-styles>
  <office:body>
    <office:spreadsheet>
      <table:table table:name="Arkusz1" table:style-name="ta1" table:print-ranges="Arkusz1.A1:Arkusz1.I38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9" table:default-cell-style-name="ce1"/>
        <table:table-column table:style-name="co10" table:visibility="collapse" table:default-cell-style-name="ce1"/>
        <table:table-column table:style-name="co11" table:default-cell-style-name="ce1"/>
        <table:table-column table:style-name="co8" table:number-columns-repeated="1014" table:default-cell-style-name="ce1"/>
        <table:table-row table:style-name="ro2">
          <table:table-cell office:value-type="string">
            <text:p>ID</text:p>
          </table:table-cell>
          <table:table-cell office:value-type="string">
            <text:p>Tytuł</text:p>
          </table:table-cell>
          <table:table-cell office:value-type="string">
            <text:p>Środowisko testowe</text:p>
          </table:table-cell>
          <table:table-cell office:value-type="string">
            <text:p>Dane wejściowe</text:p>
          </table:table-cell>
          <table:table-cell office:value-type="string">
            <text:p>Oczekiwany rezultat</text:p>
          </table:table-cell>
          <table:table-cell office:value-type="string">
            <text:p>Warunek końcowy</text:p>
          </table:table-cell>
          <table:table-cell table:style-name="ce3" office:value-type="string">
            <text:p>Kroki do wykonania testu</text:p>
          </table:table-cell>
          <table:table-cell office:value-type="string">
            <text:p>wynik</text:p>
          </table:table-cell>
          <table:table-cell/>
          <table:table-cell table:style-name="Default" office:value-type="string">
            <text:p>rezultat</text:p>
          </table:table-cell>
          <table:table-cell table:style-name="Default"/>
          <table:table-cell table:number-columns-repeated="1013"/>
        </table:table-row>
        <table:table-row table:style-name="ro3">
          <table:table-cell office:value-type="float" office:value="1.1">
            <text:p>1.1</text:p>
          </table:table-cell>
          <table:table-cell table:style-name="ce2" office:value-type="string">
            <text:p>Logowanie z poprawnym loginem I hasłem</text:p>
          </table:table-cell>
          <table:table-cell office:value-type="string">
            <text:p>-Windows 10 </text:p>
            <text:p>- Google ChromeWersja 68.0.3440.106 (Oficjalna wersja) (64-bitowa)</text:p>
            <text:p/>
          </table:table-cell>
          <table:table-cell office:value-type="string">
            <text:p>Login: admin</text:p>
            <text:p>Hasło: ADMIN</text:p>
          </table:table-cell>
          <table:table-cell office:value-type="string">
            <text:p>-przekierowanie na stronę home</text:p>
            <text:p>-zalogowano jako użytkownik <text:s/>admin</text:p>
          </table:table-cell>
          <table:table-cell office:value-type="string">
            <text:p>-uzytkownik zalogowany </text:p>
          </table:table-cell>
          <table:table-cell office:value-type="string">
            <text:p>1.uruchom przeglądarkę</text:p>
            <text:p>2. wpisz adres: <text:a xlink:href="https://kapczynskipiotr.github.io/test.github.io/index.html">https://kapczynskipiotr.github.io/test.github.io/index.html</text:a></text:p>
            <text:p>3.Uzupełnij pola login I hasło poprawnymi danymi </text:p>
            <text:p>4.Naciśnij przycisk zaloguj</text:p>
          </table:table-cell>
          <table:table-cell table:style-name="ce4" office:value-type="string">
            <text:p>pozytwny </text:p>
          </table:table-cell>
          <table:table-cell/>
          <table:table-cell office:value-type="string">
            <text:p>-przekierowanie na stronę home</text:p>
            <text:p>-zalogowano jako użytkownik <text:s/>admin</text:p>
          </table:table-cell>
          <table:table-cell table:number-columns-repeated="1014"/>
        </table:table-row>
        <table:table-row table:style-name="ro4">
          <table:table-cell office:value-type="float" office:value="1.2">
            <text:p>1.2</text:p>
          </table:table-cell>
          <table:table-cell office:value-type="string">
            <text:p>Logowanie z poprawnym loginem I niepoprawnym hasłem</text:p>
          </table:table-cell>
          <table:table-cell office:value-type="string">
            <text:p>-Windows 10 </text:p>
            <text:p>- Google ChromeWersja 68.0.3440.106 (Oficjalna wersja) (64-bitowa)</text:p>
            <text:p/>
          </table:table-cell>
          <table:table-cell office:value-type="string">
            <text:p>Login: admin </text:p>
            <text:p>Hasło: admin</text:p>
          </table:table-cell>
          <table:table-cell office:value-type="string">
            <text:p>-użytkownik niezalogowany</text:p>
            <text:p>-wyświetla się komunikat “Login or password incorrect. Try Again.”</text:p>
          </table:table-cell>
          <table:table-cell office:value-type="string">
            <text:p>-użytkownik niezalogowany</text:p>
          </table:table-cell>
          <table:table-cell office:value-type="string">
            <text:p>1.uruchom przeglądarkę</text:p>
            <text:p>2. wpisz adres: <text:a xlink:href="https://kapczynskipiotr.github.io/test.github.io/index.html">https://kapczynskipiotr.github.io/test.github.io/index.html</text:a></text:p>
            <text:p>3.Uzupełnij pola</text:p>
            <text:p>Login: admin </text:p>
            <text:p>Hasło: admin</text:p>
            <text:p>4.Naciśnij przycisk zaloguj</text:p>
          </table:table-cell>
          <table:table-cell table:style-name="ce5" office:value-type="string">
            <text:p>negatywny </text:p>
          </table:table-cell>
          <table:table-cell/>
          <table:table-cell office:value-type="string">
            <text:p>-przekierowanie na stronę home</text:p>
            <text:p>-zalogowano jako użytkownik admin</text:p>
          </table:table-cell>
          <table:table-cell table:number-columns-repeated="1014"/>
        </table:table-row>
        <table:table-row table:style-name="ro6">
          <table:table-cell office:value-type="float" office:value="1.3">
            <text:p>1.3</text:p>
          </table:table-cell>
          <table:table-cell office:value-type="string">
            <text:p>Logowanie z niepoprawnym loginem I poprawnym hasłem</text:p>
          </table:table-cell>
          <table:table-cell office:value-type="string">
            <text:p>-Windows 10 </text:p>
            <text:p>- Google ChromeWersja 68.0.3440.106 (Oficjalna wersja) (64-bitowa)</text:p>
            <text:p/>
          </table:table-cell>
          <table:table-cell office:value-type="string">
            <text:p>Login: ADMIN </text:p>
            <text:p>Hasło: admin</text:p>
          </table:table-cell>
          <table:table-cell office:value-type="string">
            <text:p>-użytkownik niezalogowany</text:p>
            <text:p>-wyświetla się komunikat “Login or password incorrect. Try Again.”</text:p>
          </table:table-cell>
          <table:table-cell office:value-type="string">
            <text:p>-użytkownik niezalogowany</text:p>
          </table:table-cell>
          <table:table-cell office:value-type="string">
            <text:p>1.uruchom przeglądarkę</text:p>
            <text:p>2. wpisz adres: <text:a xlink:href="https://kapczynskipiotr.github.io/test.github.io/index.html">https://kapczynskipiotr.github.io/test.github.io/index.html</text:a></text:p>
            <text:p>3.Uzupełnij pola</text:p>
            <text:p>Login: admin </text:p>
            <text:p>Hasło: admin</text:p>
            <text:p>4.Naciśnij przycisk zaloguj</text:p>
          </table:table-cell>
          <table:table-cell table:style-name="ce4" office:value-type="string">
            <text:p>pozytywny</text:p>
          </table:table-cell>
          <table:table-cell/>
          <table:table-cell office:value-type="string">
            <text:p>-użytkownik niezalogowany</text:p>
            <text:p>- wyświetlił się komunikat “Login or password incorrect. Try Again.”</text:p>
          </table:table-cell>
          <table:table-cell table:number-columns-repeated="1014"/>
        </table:table-row>
        <table:table-row table:style-name="ro7">
          <table:table-cell office:value-type="float" office:value="1.4">
            <text:p>1.4</text:p>
          </table:table-cell>
          <table:table-cell office:value-type="string">
            <text:p>Logowanie z niepoprawnym login I niepoprawnym hasłem</text:p>
          </table:table-cell>
          <table:table-cell office:value-type="string">
            <text:p>-Windows 10 <text:s/>- Google ChromeWersja 68.0.3440.106 (Oficjalna wersja) (64-bitowa) </text:p>
          </table:table-cell>
          <table:table-cell office:value-type="string">
            <text:p>Login: ###@@@0</text:p>
            <text:p>Hasło: %%%$$$!0</text:p>
          </table:table-cell>
          <table:table-cell office:value-type="string">
            <text:p>-użytkownik niezalogowany</text:p>
            <text:p>-wyświetla się komunikat “Login or password incorrect. Try Again.”</text:p>
          </table:table-cell>
          <table:table-cell office:value-type="string">
            <text:p>-użytkownik niezalogowany</text:p>
          </table:table-cell>
          <table:table-cell office:value-type="string">
            <text:p>1.uruchom przeglądarkę</text:p>
            <text:p>2. wpisz adres: <text:a xlink:href="https://kapczynskipiotr.github.io/test.github.io/index.html">https://kapczynskipiotr.github.io/test.github.io/index.html</text:a></text:p>
            <text:p>3.Uzupełnij pola</text:p>
            <text:p>Login: admin </text:p>
            <text:p>Hasło: admin</text:p>
            <text:p>4.Naciśnij przycisk zaloguj</text:p>
          </table:table-cell>
          <table:table-cell table:style-name="ce4" office:value-type="string">
            <text:p>pozytywny</text:p>
          </table:table-cell>
          <table:table-cell/>
          <table:table-cell office:value-type="string">
            <text:p>-użytkownik niezalogowany</text:p>
            <text:p>- wyświetlił się komunikat “Login or password incorrect. Try Again.”</text:p>
          </table:table-cell>
          <table:table-cell table:number-columns-repeated="1014"/>
        </table:table-row>
        <table:table-row table:style-name="ro8">
          <table:table-cell office:value-type="float" office:value="1.5">
            <text:p>1.5</text:p>
          </table:table-cell>
          <table:table-cell office:value-type="string">
            <text:p>Logowanie z uzyciem znaków białych</text:p>
          </table:table-cell>
          <table:table-cell office:value-type="string">
            <text:p>-Windows 10 <text:s/>- Google ChromeWersja 68.0.3440.106 (Oficjalna wersja) (64-bitowa) </text:p>
          </table:table-cell>
          <table:table-cell office:value-type="string">
            <text:p>Login: 3x spacja</text:p>
            <text:p>Hasło: 3x spacja</text:p>
          </table:table-cell>
          <table:table-cell office:value-type="string">
            <text:p>-użytkownik niezalogowany</text:p>
            <text:p>-wyświetla się komunikat “You can not left empty fields..”</text:p>
          </table:table-cell>
          <table:table-cell office:value-type="string">
            <text:p>-użytkownik niezalogowany</text:p>
          </table:table-cell>
          <table:table-cell office:value-type="string">
            <text:p>1.uruchom przeglądarkę</text:p>
            <text:p>2. wpisz adres: <text:a xlink:href="https://kapczynskipiotr.github.io/test.github.io/index.html">https://kapczynskipiotr.github.io/test.github.io/index.html</text:a></text:p>
            <text:p>3.Uzupełnij pola</text:p>
            <text:p>Login: admin </text:p>
            <text:p>Hasło: admin</text:p>
            <text:p>4.Naciśnij przycisk zaloguj</text:p>
          </table:table-cell>
          <table:table-cell table:style-name="ce4" office:value-type="string">
            <text:p>pozytywny</text:p>
          </table:table-cell>
          <table:table-cell/>
          <table:table-cell office:value-type="string">
            <text:p>-użytkownik niezalogowany</text:p>
            <text:p>-wyświetla się komunikat “You can not left empty fields..”</text:p>
          </table:table-cell>
          <table:table-cell table:number-columns-repeated="1014"/>
        </table:table-row>
        <table:table-row table:style-name="ro9">
          <table:table-cell office:value-type="float" office:value="1.6">
            <text:p>1.6</text:p>
          </table:table-cell>
          <table:table-cell office:value-type="string">
            <text:p>Logowanie z pustymi polami login I haslo</text:p>
          </table:table-cell>
          <table:table-cell office:value-type="string">
            <text:p>-Windows 10 <text:s/>- Google ChromeWersja 68.0.3440.106 (Oficjalna wersja) (64-bitowa) </text:p>
          </table:table-cell>
          <table:table-cell office:value-type="string">
            <text:p>Login: pusty</text:p>
            <text:p>Hasło: puste</text:p>
          </table:table-cell>
          <table:table-cell office:value-type="string">
            <text:p>-użytkownik niezalogowany</text:p>
            <text:p>-wyświetla się komunikat “You can not left empty fields..”</text:p>
          </table:table-cell>
          <table:table-cell office:value-type="string">
            <text:p>-użytkownik niezalogowany</text:p>
          </table:table-cell>
          <table:table-cell office:value-type="string">
            <text:p>1.uruchom przeglądarkę</text:p>
            <text:p>2. wpisz adres: <text:a xlink:href="https://kapczynskipiotr.github.io/test.github.io/index.html">https://kapczynskipiotr.github.io/test.github.io/index.html</text:a></text:p>
            <text:p>3.Uzupełnij pola</text:p>
            <text:p>Login: admin </text:p>
            <text:p>Hasło: admin</text:p>
            <text:p>4.Naciśnij przycisk zaloguj</text:p>
          </table:table-cell>
          <table:table-cell table:style-name="ce4" office:value-type="string">
            <text:p>pozytywny</text:p>
          </table:table-cell>
          <table:table-cell/>
          <table:table-cell office:value-type="string">
            <text:p>-użytkownik niezalogowany</text:p>
            <text:p>-wyświetla się komunikat “You can not left empty fields..”</text:p>
          </table:table-cell>
          <table:table-cell table:number-columns-repeated="1014"/>
        </table:table-row>
        <table:table-row table:style-name="ro10" table:number-rows-repeated="1048568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Arkusz2" table:style-name="ta1" table:print="false">
        <table:table-column table:style-name="co8" table:default-cell-style-name="Default"/>
        <table:table-row table:style-name="ro5">
          <table:table-cell/>
        </table:table-row>
      </table:table>
      <table:table table:name="Arkusz3" table:style-name="ta1" table:print="false">
        <table:table-column table:style-name="co8" table:default-cell-style-name="Default"/>
        <table:table-row table:style-name="ro5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45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4">04/09/2018</text:date>, <text:time>14:37:13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s </meta:initial-creator>
    <meta:creation-date>2018-09-03T20:33:35.26</meta:creation-date>
    <dc:date>2018-09-04T14:37:13.68</dc:date>
    <dc:creator>sas </dc:creator>
    <meta:editing-duration>PT2H42M56S</meta:editing-duration>
    <meta:editing-cycles>3</meta:editing-cycles>
    <meta:generator>OpenOffice/4.1.5$Win32 OpenOffice.org_project/415m1$Build-9789</meta:generator>
    <meta:document-statistic meta:table-count="3" meta:cell-count="63" meta:object-count="0"/>
  </office:meta>
</office:document-meta>
</file>